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Sheet 0" table:print="false">
        <table:table-row>
          <table:table-cell office:value-type="string" office:value="Year">
            <text:p>Year</text:p>
          </table:table-cell>
          <table:table-cell office:value-type="string" office:value="Percentage of People Below Poverty Line in Rural India">
            <text:p>Percentage of People Below Poverty Line in Rural India</text:p>
          </table:table-cell>
          <table:table-cell office:value-type="string" office:value="Percentage of People Below Poverty Line in Urban India">
            <text:p>Percentage of People Below Poverty Line in Urban India</text:p>
          </table:table-cell>
          <table:table-cell office:value-type="string" office:value="Percentage of People Below Poverty Line in India">
            <text:p>Percentage of People Below Poverty Line in India</text:p>
          </table:table-cell>
        </table:table-row>
        <table:table-row>
          <table:table-cell office:value-type="string" office:value="1973">
            <text:p>1973</text:p>
          </table:table-cell>
          <table:table-cell office:value-type="string" office:value="56.40">
            <text:p>56.40</text:p>
          </table:table-cell>
          <table:table-cell office:value-type="string" office:value="49.00">
            <text:p>49.00</text:p>
          </table:table-cell>
          <table:table-cell office:value-type="string" office:value="54.90">
            <text:p>54.90</text:p>
          </table:table-cell>
        </table:table-row>
        <table:table-row>
          <table:table-cell office:value-type="string" office:value="1983">
            <text:p>1983</text:p>
          </table:table-cell>
          <table:table-cell office:value-type="string" office:value="45.70">
            <text:p>45.70</text:p>
          </table:table-cell>
          <table:table-cell office:value-type="string" office:value="40.80">
            <text:p>40.80</text:p>
          </table:table-cell>
          <table:table-cell office:value-type="string" office:value="44.50">
            <text:p>44.50</text:p>
          </table:table-cell>
        </table:table-row>
        <table:table-row>
          <table:table-cell office:value-type="string" office:value="1993">
            <text:p>1993</text:p>
          </table:table-cell>
          <table:table-cell office:value-type="string" office:value="37.30">
            <text:p>37.30</text:p>
          </table:table-cell>
          <table:table-cell office:value-type="string" office:value="32.30">
            <text:p>32.30</text:p>
          </table:table-cell>
          <table:table-cell office:value-type="string" office:value="36.00">
            <text:p>36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
		            </number:text>
      <number:currency-symbol number:language="en" number:country="US">$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
		            </number:text>
      <number:currency-symbol number:language="en" number:country="US">$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
		                    <text:sheet-name>???</text:sheet-name>
		                </text:p>
      </style:header>
      <style:header-left style:display="false"/>
      <style:footer>
        <text:p>
		                    Página
		                    <text:page-number>1</text:page-number>
		                </text:p>
      </style:footer>
      <style:footer-left style:display="false"/>
    </style:master-page>
    <style:master-page style:name="Report" style:page-layout-name="pm2">
      <style:header>
        <style:region-left>
          <text:p>
		                        <text:sheet-name>???</text:sheet-name>
		                        (
		                        <text:title>???</text:title>
		                        )
		                    </text:p>
        </style:region-left>
        <style:region-right>
          <text:p>
		                        <text:date style:data-style-name="N2" text:date-value="2008-02-18">18/02/2008</text:date>
		                        ,
		                        <text:time>00:17:06</text:time>
		                    </text:p>
        </style:region-right>
      </style:header>
      <style:header-left style:display="false"/>
      <style:footer>
        <text:p>
		                    Page
		                    <text:page-number>1</text:page-number>
		                    /
		                    <text:page-count>99</text:page-count>
		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20-04-7T22:29:49</meta:creation-date>
    <dc:date>2020-04-7T22:29:49</dc:date>
    <dc:language>en-U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